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REDE</text:p>
          </table:table-cell>
          <table:table-cell office:value-type="string" table:style-name="ce1">
            <text:p>N ENDEREÇ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4608" table:formula="of:= 2^(32-([.A8] + 1))  + 2^(32-([.A8] + 4))" table:style-name="ce1">
            <text:p>460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019" table:formula="of:=2^(32-([.A8] + [.C3])) - 5" table:style-name="ce1">
            <text:p>101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019" table:formula="of:=2^(32-([.A8] + [.C4])) - 5" table:style-name="ce1">
            <text:p>101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507" table:formula="of:=2^(32-([.A8] + [.C5])) - 5" table:style-name="ce1">
            <text:p>50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1" table:formula="of:=2^(32-([.A8] + [.C6])) - 5" table:style-name="ce1">
            <text:p>25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oão Araújo</meta:initial-creator>
    <dc:creator>João Araújo</dc:creator>
    <meta:creation-date>2018-11-30T12:31:43Z</meta:creation-date>
    <dc:date>2018-11-30T12:57:29Z</dc:date>
  </office:meta>
</office:document-meta>
</file>